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C000001A7CADC541E78524970.png" manifest:media-type="image/png"/>
  <manifest:file-entry manifest:full-path="Pictures/100002010000035D00000170290CA70C6FBDFC4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rázok1" text:anchor-type="paragraph" svg:width="17cm" svg:height="7.265cm" draw:z-index="0"><draw:image xlink:href="Pictures/100002010000035D00000170290CA70C6FBDFC44.png" xlink:type="simple" xlink:show="embed" xlink:actuate="onLoad" loext:mime-type="image/x-vclgraphic"/></draw:frame></text:p>
      <text:p text:style-name="Standard"><draw:frame draw:style-name="fr1" draw:name="Obrázok2" text:anchor-type="paragraph" svg:width="17cm" svg:height="8.361cm" draw:z-index="1"><draw:image xlink:href="Pictures/100002010000035C000001A7CADC541E78524970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3:18:22.842735956</meta:creation-date>
    <dc:date>2018-11-15T13:19:45.495941547</dc:date>
    <meta:editing-duration>PT1M27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5.4.6.2$Linux_X86_64 LibreOffice_project/40m0$Build-2</meta:generator>
  </office:meta>
</office:document-meta>
</file>